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fixed"/>
    <style:font-face style:name="Consolas1" svg:font-family="Consolas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43bedb" officeooo:paragraph-rsid="0043bedb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rsid="00374652" officeooo:paragraph-rsid="0029de5e"/>
    </style:style>
    <style:style style:name="P3" style:family="paragraph" style:parent-style-name="Standard">
      <style:paragraph-properties fo:text-align="start" style:justify-single-word="false"/>
      <style:text-properties style:font-name="Fira Code" fo:font-size="13pt" fo:font-weight="bold" officeooo:rsid="00468f42" officeooo:paragraph-rsid="00468f42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ira Code" officeooo:rsid="00374652" officeooo:paragraph-rsid="0029de5e"/>
    </style:style>
    <style:style style:name="P5" style:family="paragraph" style:parent-style-name="Standard">
      <style:paragraph-properties fo:text-align="start" style:justify-single-word="false"/>
      <style:text-properties style:font-name="Fira Code" officeooo:rsid="0043bedb" officeooo:paragraph-rsid="0043bedb"/>
    </style:style>
    <style:style style:name="P6" style:family="paragraph" style:parent-style-name="Standard">
      <style:paragraph-properties fo:text-align="start" style:justify-single-word="false"/>
      <style:text-properties officeooo:rsid="003f6a59" officeooo:paragraph-rsid="0043bedb"/>
    </style:style>
    <style:style style:name="P7" style:family="paragraph" style:parent-style-name="Standard">
      <loext:graphic-properties draw:fill="solid" draw:fill-color="#1c1c1c"/>
      <style:paragraph-properties fo:text-align="start" style:justify-single-word="false" fo:background-color="#1c1c1c"/>
      <style:text-properties fo:color="#c5c8c6" loext:opacity="100%" style:font-name="Fira Code" fo:font-size="10pt" fo:font-weight="normal" officeooo:rsid="003f6a59" officeooo:paragraph-rsid="0043bedb" fo:background-color="#1e1e1e" style:font-size-asian="10pt" style:font-size-complex="10pt"/>
    </style:style>
    <style:style style:name="P8" style:family="paragraph" style:parent-style-name="Standard">
      <loext:graphic-properties draw:fill="solid" draw:fill-color="#1c1c1c"/>
      <style:paragraph-properties style:line-height-at-least="0.503cm" fo:background-color="#1c1c1c"/>
      <style:text-properties style:font-name="Fira Code" fo:font-size="10pt" style:font-size-asian="10pt" style:font-size-complex="10pt"/>
    </style:style>
    <style:style style:name="P9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pt" fo:font-weight="normal" fo:background-color="#1e1e1e" style:font-size-asian="10pt" style:font-size-complex="10pt"/>
    </style:style>
    <style:style style:name="P10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pt" fo:background-color="#1e1e1e" style:font-size-asian="10pt" style:font-size-complex="10pt"/>
    </style:style>
    <style:style style:name="P11" style:family="paragraph" style:parent-style-name="Standard">
      <style:paragraph-properties style:line-height-at-least="0.503cm"/>
      <style:text-properties fo:color="#c5c8c6" loext:opacity="100%" style:font-name="Fira Code Retina1" fo:font-size="10.5pt" fo:font-weight="normal" fo:background-color="#1e1e1e"/>
    </style:style>
    <style:style style:name="P12" style:family="paragraph" style:parent-style-name="Standard">
      <style:paragraph-properties fo:text-align="start" style:justify-single-word="false"/>
      <style:text-properties officeooo:rsid="0043bedb" officeooo:paragraph-rsid="0043bedb"/>
    </style:style>
    <style:style style:name="P13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8pt" style:font-size-asian="8pt" style:font-size-complex="8pt"/>
    </style:style>
    <style:style style:name="P14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8pt" officeooo:rsid="003f6a59" style:font-size-asian="8pt" style:font-size-complex="8pt"/>
    </style:style>
    <style:style style:name="P15" style:family="paragraph" style:parent-style-name="Standard">
      <style:paragraph-properties fo:text-align="start" style:justify-single-word="false" fo:text-indent="0cm" style:auto-text-indent="false"/>
      <style:text-properties officeooo:rsid="003f6a59"/>
    </style:style>
    <style:style style:name="P16" style:family="paragraph" style:parent-style-name="Standard">
      <style:paragraph-properties fo:text-align="start" style:justify-single-word="false"/>
      <style:text-properties style:font-name="Fira Code" officeooo:rsid="00374652" officeooo:paragraph-rsid="00468f42"/>
    </style:style>
    <style:style style:name="P17" style:family="paragraph" style:parent-style-name="Standard">
      <style:paragraph-properties fo:text-align="start" style:justify-single-word="false"/>
      <style:text-properties style:font-name="Fira Code" officeooo:rsid="0043bedb" officeooo:paragraph-rsid="00468f42"/>
    </style:style>
    <style:style style:name="T1" style:family="text">
      <style:text-properties style:font-name="Fira Code Retina" fo:font-style="normal" style:font-style-asian="normal" style:font-style-complex="normal"/>
    </style:style>
    <style:style style:name="T2" style:family="text">
      <style:text-properties fo:color="#9872a2" loext:opacity="100%"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9b0000" loext:opacity="100%" fo:font-style="normal" style:font-style-asian="normal" style:font-style-complex="normal"/>
    </style:style>
    <style:style style:name="T5" style:family="text">
      <style:text-properties fo:color="#9872a2" loext:opacity="100%"/>
    </style:style>
    <style:style style:name="T6" style:family="text">
      <style:text-properties fo:color="#ce6700" loext:opacity="100%"/>
    </style:style>
    <style:style style:name="T7" style:family="text">
      <style:text-properties fo:color="#6089b4" loext:opacity="100%" fo:font-weight="normal"/>
    </style:style>
    <style:style style:name="T8" style:family="text">
      <style:text-properties fo:font-weight="normal"/>
    </style:style>
    <style:style style:name="T9" style:family="text">
      <style:text-properties fo:color="#676867" loext:opacity="100%" fo:font-weight="normal"/>
    </style:style>
    <style:style style:name="T10" style:family="text">
      <style:text-properties fo:color="#9aa83a" loext:opacity="100%" fo:font-weight="normal"/>
    </style:style>
    <style:style style:name="T11" style:family="text">
      <style:text-properties fo:color="#9872a2" loext:opacity="100%" fo:font-weight="normal"/>
    </style:style>
    <style:style style:name="T12" style:family="text">
      <style:text-properties fo:color="#9b0000" loext:opacity="100%" fo:font-weight="normal"/>
    </style:style>
    <style:style style:name="T13" style:family="text">
      <style:text-properties fo:color="#ce6700" loext:opacity="100%" fo:font-weight="normal"/>
    </style:style>
    <style:style style:name="T14" style:family="text">
      <style:text-properties fo:color="#9a9b99" loext:opacity="100%" fo:font-weight="normal"/>
    </style:style>
    <style:style style:name="T15" style:family="text">
      <style:text-properties fo:color="#8080ff" loext:opacity="100%" fo:font-weight="normal"/>
    </style:style>
    <style:style style:name="T16" style:family="text">
      <style:text-properties fo:color="#6089b4" loext:opacity="100%"/>
    </style:style>
    <style:style style:name="T17" style:family="text">
      <style:text-properties fo:color="#676867" loext:opacity="100%"/>
    </style:style>
    <style:style style:name="T18" style:family="text">
      <style:text-properties fo:color="#9aa83a" loext:opacity="100%"/>
    </style:style>
    <style:style style:name="T19" style:family="text">
      <style:text-properties style:font-name="Consolas1" fo:font-size="14pt" style:font-size-asian="14pt"/>
    </style:style>
    <style:style style:name="T20" style:family="text">
      <style:text-properties fo:color="#cc6c1d" loext:opacity="100%" fo:font-style="normal" style:font-style-asian="normal" style:font-style-complex="normal"/>
    </style:style>
    <style:style style:name="T21" style:family="text">
      <style:text-properties fo:color="#d9e8f7" loext:opacity="100%"/>
    </style:style>
    <style:style style:name="T22" style:family="text">
      <style:text-properties fo:color="#e6e6fa" loext:opacity="100%"/>
    </style:style>
    <style:style style:name="T23" style:family="text">
      <style:text-properties fo:color="#cc6c1d" loext:opacity="100%"/>
    </style:style>
    <style:style style:name="T24" style:family="text">
      <style:text-properties fo:color="#1290c3" loext:opacity="100%"/>
    </style:style>
    <style:style style:name="T25" style:family="text">
      <style:text-properties fo:color="#f9faf4" loext:opacity="100%"/>
    </style:style>
    <style:style style:name="T26" style:family="text">
      <style:text-properties fo:color="#8ddaf8" loext:opacity="100%" fo:font-style="italic" fo:font-weight="bold" style:font-style-asian="italic" style:font-weight-asian="bold"/>
    </style:style>
    <style:style style:name="T27" style:family="text">
      <style:text-properties fo:color="#6897bb" loext:opacity="100%"/>
    </style:style>
    <style:style style:name="T28" style:family="text">
      <style:text-properties fo:color="#17c6a3" loext:opacity="100%"/>
    </style:style>
    <style:style style:name="T29" style:family="text">
      <style:text-properties fo:color="#1eb540" loext:opacity="100%"/>
    </style:style>
    <style:style style:name="T30" style:family="text">
      <style:text-properties fo:color="#79abff" loext:opacity="100%"/>
    </style:style>
    <style:style style:name="T31" style:family="text">
      <style:text-properties fo:color="#f2f200" loext:opacity="100%"/>
    </style:style>
    <style:style style:name="T32" style:family="text">
      <style:text-properties fo:color="#a7ec21" loext:opacity="100%"/>
    </style:style>
    <style:style style:name="T33" style:family="text">
      <style:text-properties fo:color="#f3ec79" loext:opacity="100%"/>
    </style:style>
    <style:style style:name="T34" style:family="text">
      <style:text-properties fo:color="#808080" loext:opacity="100%"/>
    </style:style>
    <style:style style:name="T35" style:family="text">
      <style:text-properties fo:color="#808080" loext:opacity="100%" style:text-underline-style="solid" style:text-underline-width="auto" style:text-underline-color="font-color"/>
    </style:style>
    <style:style style:name="T36" style:family="text">
      <style:text-properties fo:color="#66e1f8" loext:opacity="100%"/>
    </style:style>
    <style:style style:name="T37" style:family="text">
      <style:text-properties fo:color="#96ec3f" loext:opacity="100%" fo:font-style="italic" style:font-style-asian="italic"/>
    </style:style>
    <style:style style:name="T38" style:family="text">
      <style:text-properties fo:color="#8ddaf8" loext:opacity="100%" fo:font-style="italic" fo:font-weight="bold" fo:background-color="#1b6291" loext:char-shading-value="0" style:font-style-asian="italic" style:font-weight-asian="bold"/>
    </style:style>
    <style:style style:name="T39" style:family="text">
      <style:text-properties fo:color="#f9faf4" loext:opacity="100%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icio Saludos</text:p>
      <text:p text:style-name="P2"/>
      <text:p text:style-name="P3">Funcionamiento local</text:p>
      <text:p text:style-name="P4"/>
      <text:p text:style-name="P5">cliente.py</text:p>
      <text:p text:style-name="P6"><text:span text:style-name="T1"/></text:p>
      <text:p text:style-name="P7"><text:span text:style-name="T2">import</text:span><text:span text:style-name="T3"> </text:span><text:span text:style-name="T4">socket</text:span></text:p>
      <text:p text:style-name="P8"/>
      <text:p text:style-name="P9"><text:span text:style-name="T5">def</text:span> <text:span text:style-name="T6">cliente_saludo</text:span>():</text:p>
      <text:p text:style-name="P10">    <text:span text:style-name="T7">HOST</text:span><text:span text:style-name="T8"> </text:span><text:span text:style-name="T9">=</text:span><text:span text:style-name="T8"> </text:span><text:span text:style-name="T10">"127.0.0.1"</text:span></text:p>
      <text:p text:style-name="P10">    <text:span text:style-name="T7">PUERTO</text:span><text:span text:style-name="T8"> </text:span><text:span text:style-name="T9">=</text:span><text:span text:style-name="T8"> </text:span><text:span text:style-name="T7">5000</text:span></text:p>
      <text:p text:style-name="P8"/>
      <text:p text:style-name="P10">    <text:span text:style-name="T11">try</text:span><text:span text:style-name="T8">:</text:span></text:p>
      <text:p text:style-name="P10">        <text:span text:style-name="T11">with</text:span><text:span text:style-name="T8"> </text:span><text:span text:style-name="T12">socket</text:span><text:span text:style-name="T8">.</text:span><text:span text:style-name="T12">socket</text:span><text:span text:style-name="T8">(</text:span><text:span text:style-name="T12">socket</text:span><text:span text:style-name="T8">.</text:span><text:span text:style-name="T11">AF_INET</text:span><text:span text:style-name="T8">, </text:span><text:span text:style-name="T12">socket</text:span><text:span text:style-name="T8">.</text:span><text:span text:style-name="T11">SOCK_STREAM</text:span><text:span text:style-name="T8">) </text:span><text:span text:style-name="T11">as</text:span><text:span text:style-name="T8"> </text:span><text:span text:style-name="T7">cliente</text:span><text:span text:style-name="T8">:</text:span></text:p>
      <text:p text:style-name="P10">            <text:span text:style-name="T7">cliente</text:span><text:span text:style-name="T8">.</text:span><text:span text:style-name="T13">connect</text:span><text:span text:style-name="T8">((</text:span><text:span text:style-name="T7">HOST</text:span><text:span text:style-name="T8">, </text:span><text:span text:style-name="T7">PUERTO</text:span><text:span text:style-name="T8">))</text:span></text:p>
      <text:p text:style-name="P8"/>
      <text:p text:style-name="P10">            <text:span text:style-name="T14"># Recibir la pregunta del servidor</text:span></text:p>
      <text:p text:style-name="P10">            <text:span text:style-name="T7">pregunta</text:span><text:span text:style-name="T8"> </text:span><text:span text:style-name="T9">=</text:span><text:span text:style-name="T8"> </text:span><text:span text:style-name="T7">cliente</text:span><text:span text:style-name="T8">.</text:span><text:span text:style-name="T13">recv</text:span><text:span text:style-name="T8">(</text:span><text:span text:style-name="T7">1024</text:span><text:span text:style-name="T8">).</text:span><text:span text:style-name="T13">decode</text:span><text:span text:style-name="T8">().</text:span><text:span text:style-name="T13">strip</text:span><text:span text:style-name="T8">()</text:span></text:p>
      <text:p text:style-name="P10">            <text:span text:style-name="T13">print</text:span><text:span text:style-name="T8">(</text:span><text:span text:style-name="T10">"Servidor:"</text:span><text:span text:style-name="T8">, </text:span><text:span text:style-name="T7">pregunta</text:span><text:span text:style-name="T8">)</text:span></text:p>
      <text:p text:style-name="P8"/>
      <text:p text:style-name="P10">            <text:span text:style-name="T14"># Enviar el nombre</text:span></text:p>
      <text:p text:style-name="P10">            <text:span text:style-name="T7">nombre</text:span><text:span text:style-name="T8"> </text:span><text:span text:style-name="T9">=</text:span><text:span text:style-name="T8"> </text:span><text:span text:style-name="T13">input</text:span><text:span text:style-name="T8">(</text:span><text:span text:style-name="T10">"Introduce tu nombre: "</text:span><text:span text:style-name="T8">)</text:span></text:p>
      <text:p text:style-name="P8"/>
      <text:p text:style-name="P10">            <text:span text:style-name="T7">cliente</text:span><text:span text:style-name="T8">.</text:span><text:span text:style-name="T13">sendall</text:span><text:span text:style-name="T8">((</text:span><text:span text:style-name="T7">nombre</text:span><text:span text:style-name="T8"> </text:span><text:span text:style-name="T9">+</text:span><text:span text:style-name="T8"> </text:span><text:span text:style-name="T10">"</text:span><text:span text:style-name="T15">\n</text:span><text:span text:style-name="T10">"</text:span><text:span text:style-name="T8">).</text:span><text:span text:style-name="T13">encode</text:span><text:span text:style-name="T8">())</text:span></text:p>
      <text:p text:style-name="P8"/>
      <text:p text:style-name="P10">            <text:span text:style-name="T14"># Recibir el saludo</text:span></text:p>
      <text:p text:style-name="P10">            <text:span text:style-name="T7">saludo</text:span><text:span text:style-name="T8"> </text:span><text:span text:style-name="T9">=</text:span><text:span text:style-name="T8"> </text:span><text:span text:style-name="T7">cliente</text:span><text:span text:style-name="T8">.</text:span><text:span text:style-name="T13">recv</text:span><text:span text:style-name="T8">(</text:span><text:span text:style-name="T7">1024</text:span><text:span text:style-name="T8">).</text:span><text:span text:style-name="T13">decode</text:span><text:span text:style-name="T8">().</text:span><text:span text:style-name="T13">strip</text:span><text:span text:style-name="T8">()</text:span></text:p>
      <text:p text:style-name="P10">            <text:span text:style-name="T13">print</text:span><text:span text:style-name="T8">(</text:span><text:span text:style-name="T10">"Servidor:"</text:span><text:span text:style-name="T8">, </text:span><text:span text:style-name="T7">saludo</text:span><text:span text:style-name="T8">)</text:span></text:p>
      <text:p text:style-name="P8"/>
      <text:p text:style-name="P10">    <text:span text:style-name="T11">except</text:span><text:span text:style-name="T8"> </text:span><text:span text:style-name="T12">ConnectionRefusedError</text:span><text:span text:style-name="T8">:</text:span></text:p>
      <text:p text:style-name="P10">        <text:span text:style-name="T13">print</text:span><text:span text:style-name="T8">(</text:span><text:span text:style-name="T10">"No se pudo conectar al servidor. Asegúrate de que está en ejecución."</text:span><text:span text:style-name="T8">)</text:span></text:p>
      <text:p text:style-name="P10">    <text:span text:style-name="T11">except</text:span><text:span text:style-name="T8"> </text:span><text:span text:style-name="T12">Exception</text:span><text:span text:style-name="T8"> </text:span><text:span text:style-name="T11">as</text:span><text:span text:style-name="T8"> </text:span><text:span text:style-name="T7">e</text:span><text:span text:style-name="T8">:</text:span></text:p>
      <text:p text:style-name="P10">        <text:span text:style-name="T13">print</text:span><text:span text:style-name="T8">(</text:span><text:span text:style-name="T11">f</text:span><text:span text:style-name="T10">"Error: </text:span><text:span text:style-name="T15">{</text:span><text:span text:style-name="T7">e</text:span><text:span text:style-name="T15">}</text:span><text:span text:style-name="T10">"</text:span><text:span text:style-name="T8">)</text:span></text:p>
      <text:p text:style-name="P8"/>
      <text:p text:style-name="P9"><text:span text:style-name="T5">if</text:span> <text:span text:style-name="T16">__name__</text:span> <text:span text:style-name="T17">==</text:span> <text:span text:style-name="T18">"__main__"</text:span>:</text:p>
      <text:p text:style-name="P10">    <text:span text:style-name="T13">cliente_saludo</text:span><text:span text:style-name="T8">()</text:span></text:p>
      <text:p text:style-name="P11"/>
      <text:p text:style-name="P6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oft-page-break/><text:span text:style-name="T1">ServidorSaludo.java</text:span></text:p>
      <text:p text:style-name="P6"><text:span text:style-name="T1"/></text:p>
      <text:p text:style-name="P13" loext:marker-style-name="T19"><text:span text:style-name="T20">package</text:span><text:span text:style-name="T21"> saludo</text:span><text:span text:style-name="T22">;</text:span></text:p>
      <text:p text:style-name="P13" loext:marker-style-name="T19"/>
      <text:p text:style-name="P13" loext:marker-style-name="T19"><text:span text:style-name="T23">import</text:span><text:span text:style-name="T21"> java</text:span><text:span text:style-name="T22">.</text:span><text:span text:style-name="T21">io</text:span><text:span text:style-name="T22">.*;</text:span></text:p>
      <text:p text:style-name="P13" loext:marker-style-name="T19"><text:span text:style-name="T23">import</text:span><text:span text:style-name="T21"> java</text:span><text:span text:style-name="T22">.</text:span><text:span text:style-name="T21">net</text:span><text:span text:style-name="T22">.*;</text:span></text:p>
      <text:p text:style-name="P13" loext:marker-style-name="T19"><text:span text:style-name="T23">import</text:span><text:span text:style-name="T21"> java</text:span><text:span text:style-name="T22">.</text:span><text:span text:style-name="T21">util</text:span><text:span text:style-name="T22">.</text:span><text:span text:style-name="T21">Random</text:span><text:span text:style-name="T22">;</text:span></text:p>
      <text:p text:style-name="P13" loext:marker-style-name="T19"/>
      <text:p text:style-name="P13" loext:marker-style-name="T19"><text:span text:style-name="T23">public</text:span><text:span text:style-name="T21"> </text:span><text:span text:style-name="T23">class</text:span><text:span text:style-name="T21"> </text:span><text:span text:style-name="T24">ServidorSaludo</text:span><text:span text:style-name="T21"> </text:span><text:span text:style-name="T25">{</text:span></text:p>
      <text:p text:style-name="P13" loext:marker-style-name="T19"><text:span text:style-name="T21"><text:s text:c="4"/></text:span><text:span text:style-name="T23">private</text:span><text:span text:style-name="T21"> </text:span><text:span text:style-name="T23">static</text:span><text:span text:style-name="T21"> </text:span><text:span text:style-name="T23">final</text:span><text:span text:style-name="T21"> </text:span><text:span text:style-name="T23">int</text:span><text:span text:style-name="T21"> </text:span><text:span text:style-name="T26">PUERTO</text:span><text:span text:style-name="T21"> </text:span><text:span text:style-name="T22">=</text:span><text:span text:style-name="T21"> </text:span><text:span text:style-name="T27">5000</text:span><text:span text:style-name="T22">;</text:span></text:p>
      <text:p text:style-name="P13" loext:marker-style-name="T19"><text:span text:style-name="T21"><text:s text:c="4"/></text:span><text:span text:style-name="T23">private</text:span><text:span text:style-name="T21"> </text:span><text:span text:style-name="T23">static</text:span><text:span text:style-name="T21"> </text:span><text:span text:style-name="T23">final</text:span><text:span text:style-name="T21"> </text:span><text:span text:style-name="T24">String</text:span><text:span text:style-name="T25">[]</text:span><text:span text:style-name="T21"> </text:span><text:span text:style-name="T26">SALUDOS</text:span><text:span text:style-name="T21"> </text:span><text:span text:style-name="T22">=</text:span><text:span text:style-name="T21"> </text:span><text:span text:style-name="T25">{</text:span></text:p>
      <text:p text:style-name="P13" loext:marker-style-name="T19"><text:span text:style-name="T21"><text:s text:c="8"/></text:span><text:span text:style-name="T28">"Hola, %s! Bienvenido!"</text:span><text:span text:style-name="T22">,</text:span></text:p>
      <text:p text:style-name="P13" loext:marker-style-name="T19"><text:span text:style-name="T21"><text:s text:c="8"/></text:span><text:span text:style-name="T28">"Es un placer saludarte, %s."</text:span><text:span text:style-name="T22">,</text:span></text:p>
      <text:p text:style-name="P13" loext:marker-style-name="T19"><text:span text:style-name="T21"><text:s text:c="8"/></text:span><text:span text:style-name="T28">"Un gusto verte, %s!"</text:span><text:span text:style-name="T22">,</text:span></text:p>
      <text:p text:style-name="P13" loext:marker-style-name="T19"><text:span text:style-name="T21"><text:s text:c="8"/></text:span><text:span text:style-name="T28">"Hola, %s. Espero que tengas un gran dia."</text:span></text:p>
      <text:p text:style-name="P13" loext:marker-style-name="T19"><text:span text:style-name="T21"><text:s text:c="4"/></text:span><text:span text:style-name="T25">}</text:span><text:span text:style-name="T22">;</text:span></text:p>
      <text:p text:style-name="P13" loext:marker-style-name="T19"/>
      <text:p text:style-name="P13" loext:marker-style-name="T19"><text:span text:style-name="T21"><text:s text:c="4"/></text:span><text:span text:style-name="T23">public</text:span><text:span text:style-name="T21"> </text:span><text:span text:style-name="T23">static</text:span><text:span text:style-name="T21"> </text:span><text:span text:style-name="T23">void</text:span><text:span text:style-name="T21"> </text:span><text:span text:style-name="T29">main</text:span><text:span text:style-name="T25">(</text:span><text:span text:style-name="T24">String</text:span><text:span text:style-name="T25">[]</text:span><text:span text:style-name="T21"> </text:span><text:span text:style-name="T30">args</text:span><text:span text:style-name="T25">)</text:span><text:span text:style-name="T21"> </text:span><text:span text:style-name="T25">{</text:span></text:p>
      <text:p text:style-name="P13" loext:marker-style-name="T19"><text:span text:style-name="T21"><text:s text:c="8"/></text:span><text:span text:style-name="T23">try</text:span><text:span text:style-name="T21"> </text:span><text:span text:style-name="T25">(</text:span><text:span text:style-name="T24">ServerSocket</text:span><text:span text:style-name="T21"> </text:span><text:span text:style-name="T31">servidor</text:span><text:span text:style-name="T21"> </text:span><text:span text:style-name="T22">=</text:span><text:span text:style-name="T21"> </text:span><text:span text:style-name="T23">new</text:span><text:span text:style-name="T21"> </text:span><text:span text:style-name="T32">ServerSocket</text:span><text:span text:style-name="T25">(</text:span><text:span text:style-name="T26">PUERTO</text:span><text:span text:style-name="T25">))</text:span><text:span text:style-name="T21"> </text:span><text:span text:style-name="T25">{</text:span></text:p>
      <text:p text:style-name="P13" loext:marker-style-name="T19"><text:span text:style-name="T21"><text:s text:c="12"/></text:span><text:span text:style-name="T24">System</text:span><text:span text:style-name="T22">.</text:span><text:span text:style-name="T26">out</text:span><text:span text:style-name="T22">.</text:span><text:span text:style-name="T32">println</text:span><text:span text:style-name="T25">(</text:span><text:span text:style-name="T28">"Servidor escuchando en el puerto "</text:span><text:span text:style-name="T21"> </text:span><text:span text:style-name="T22">+</text:span><text:span text:style-name="T21"> </text:span><text:span text:style-name="T26">PUERTO</text:span><text:span text:style-name="T25">)</text:span><text:span text:style-name="T22">;</text:span></text:p>
      <text:p text:style-name="P13" loext:marker-style-name="T19"/>
      <text:p text:style-name="P13" loext:marker-style-name="T19"><text:span text:style-name="T21"><text:s text:c="12"/></text:span><text:span text:style-name="T23">while</text:span><text:span text:style-name="T21"> </text:span><text:span text:style-name="T25">(</text:span><text:span text:style-name="T23">true</text:span><text:span text:style-name="T25">)</text:span><text:span text:style-name="T21"> </text:span><text:span text:style-name="T25">{</text:span></text:p>
      <text:p text:style-name="P13" loext:marker-style-name="T19"><text:span text:style-name="T21"><text:s text:c="16"/></text:span><text:span text:style-name="T23">try</text:span><text:span text:style-name="T21"> </text:span><text:span text:style-name="T25">(</text:span><text:span text:style-name="T24">Socket</text:span><text:span text:style-name="T21"> </text:span><text:span text:style-name="T31">cliente</text:span><text:span text:style-name="T21"> </text:span><text:span text:style-name="T22">=</text:span><text:span text:style-name="T21"> </text:span><text:span text:style-name="T33">servidor</text:span><text:span text:style-name="T22">.</text:span><text:span text:style-name="T32">accept</text:span><text:span text:style-name="T25">()</text:span><text:span text:style-name="T22">;</text:span></text:p>
      <text:p text:style-name="P13" loext:marker-style-name="T19"><text:span text:style-name="T21"><text:s text:c="21"/></text:span><text:span text:style-name="T24">BufferedReader</text:span><text:span text:style-name="T21"> </text:span><text:span text:style-name="T31">entrada</text:span><text:span text:style-name="T21"> </text:span><text:span text:style-name="T22">=</text:span><text:span text:style-name="T21"> </text:span><text:span text:style-name="T23">new</text:span><text:span text:style-name="T21"> </text:span><text:span text:style-name="T32">BufferedReader</text:span><text:span text:style-name="T25">(</text:span><text:span text:style-name="T23">new</text:span><text:span text:style-name="T21"> </text:span><text:span text:style-name="T32">InputStreamReader</text:span><text:span text:style-name="T25">(</text:span><text:span text:style-name="T33">cliente</text:span><text:span text:style-name="T22">.</text:span><text:span text:style-name="T32">getInputStream</text:span><text:span text:style-name="T25">()))</text:span><text:span text:style-name="T22">;</text:span></text:p>
      <text:p text:style-name="P13" loext:marker-style-name="T19"><text:span text:style-name="T21"><text:s text:c="21"/></text:span><text:span text:style-name="T24">PrintWriter</text:span><text:span text:style-name="T21"> </text:span><text:span text:style-name="T31">salida</text:span><text:span text:style-name="T21"> </text:span><text:span text:style-name="T22">=</text:span><text:span text:style-name="T21"> </text:span><text:span text:style-name="T23">new</text:span><text:span text:style-name="T21"> </text:span><text:span text:style-name="T32">PrintWriter</text:span><text:span text:style-name="T25">(</text:span><text:span text:style-name="T33">cliente</text:span><text:span text:style-name="T22">.</text:span><text:span text:style-name="T32">getOutputStream</text:span><text:span text:style-name="T25">()</text:span><text:span text:style-name="T22">,</text:span><text:span text:style-name="T21"> </text:span><text:span text:style-name="T23">true</text:span><text:span text:style-name="T25">))</text:span><text:span text:style-name="T21"> </text:span><text:span text:style-name="T25">{</text:span></text:p>
      <text:p text:style-name="P13" loext:marker-style-name="T19"/>
      <text:p text:style-name="P13" loext:marker-style-name="T19"><text:span text:style-name="T21"><text:s text:c="20"/></text:span><text:span text:style-name="T24">System</text:span><text:span text:style-name="T22">.</text:span><text:span text:style-name="T26">out</text:span><text:span text:style-name="T22">.</text:span><text:span text:style-name="T32">println</text:span><text:span text:style-name="T25">(</text:span><text:span text:style-name="T28">"Cliente conectado desde "</text:span><text:span text:style-name="T21"> </text:span><text:span text:style-name="T22">+</text:span><text:span text:style-name="T21"> </text:span><text:span text:style-name="T33">cliente</text:span><text:span text:style-name="T22">.</text:span><text:span text:style-name="T32">getInetAddress</text:span><text:span text:style-name="T25">())</text:span><text:span text:style-name="T22">;</text:span></text:p>
      <text:p text:style-name="P13" loext:marker-style-name="T19"/>
      <text:p text:style-name="P13" loext:marker-style-name="T19"><text:span text:style-name="T21"><text:s text:c="20"/></text:span><text:span text:style-name="T34">// </text:span><text:span text:style-name="T35">Enviar</text:span><text:span text:style-name="T34"> </text:span><text:span text:style-name="T35">la</text:span><text:span text:style-name="T34"> </text:span><text:span text:style-name="T35">pregunta</text:span><text:span text:style-name="T34"> </text:span><text:span text:style-name="T35">al</text:span><text:span text:style-name="T34"> </text:span><text:span text:style-name="T35">cliente</text:span></text:p>
      <text:p text:style-name="P13" loext:marker-style-name="T19"><text:span text:style-name="T21"><text:s text:c="20"/></text:span><text:span text:style-name="T33">salida</text:span><text:span text:style-name="T22">.</text:span><text:span text:style-name="T32">println</text:span><text:span text:style-name="T25">(</text:span><text:span text:style-name="T28">"¿Cuál es tu nombre?"</text:span><text:span text:style-name="T25">)</text:span><text:span text:style-name="T22">;</text:span></text:p>
      <text:p text:style-name="P13" loext:marker-style-name="T19"/>
      <text:p text:style-name="P13" loext:marker-style-name="T19"><text:span text:style-name="T21"><text:s text:c="20"/></text:span><text:span text:style-name="T34">// </text:span><text:span text:style-name="T35">Recibir</text:span><text:span text:style-name="T34"> el </text:span><text:span text:style-name="T35">nombre</text:span><text:span text:style-name="T34"> </text:span><text:span text:style-name="T35">del</text:span><text:span text:style-name="T34"> </text:span><text:span text:style-name="T35">cliente</text:span></text:p>
      <text:p text:style-name="P13" loext:marker-style-name="T19"><text:span text:style-name="T21"><text:s text:c="20"/></text:span><text:span text:style-name="T24">String</text:span><text:span text:style-name="T21"> </text:span><text:span text:style-name="T31">nombre</text:span><text:span text:style-name="T21"> </text:span><text:span text:style-name="T22">=</text:span><text:span text:style-name="T21"> </text:span><text:span text:style-name="T33">entrada</text:span><text:span text:style-name="T22">.</text:span><text:span text:style-name="T32">readLine</text:span><text:span text:style-name="T25">()</text:span><text:span text:style-name="T22">;</text:span></text:p>
      <text:p text:style-name="P13" loext:marker-style-name="T19"><text:span text:style-name="T21"><text:s text:c="20"/></text:span><text:span text:style-name="T23">if</text:span><text:span text:style-name="T21"> </text:span><text:span text:style-name="T25">(</text:span><text:span text:style-name="T33">nombre</text:span><text:span text:style-name="T21"> </text:span><text:span text:style-name="T22">==</text:span><text:span text:style-name="T21"> </text:span><text:span text:style-name="T23">null</text:span><text:span text:style-name="T21"> </text:span><text:span text:style-name="T22">||</text:span><text:span text:style-name="T21"> </text:span><text:span text:style-name="T33">nombre</text:span><text:span text:style-name="T22">.</text:span><text:span text:style-name="T32">trim</text:span><text:span text:style-name="T25">()</text:span><text:span text:style-name="T22">.</text:span><text:span text:style-name="T32">isEmpty</text:span><text:span text:style-name="T25">())</text:span><text:span text:style-name="T21"> </text:span><text:span text:style-name="T25">{</text:span></text:p>
      <text:p text:style-name="P13" loext:marker-style-name="T19"><text:span text:style-name="T21"><text:s text:c="24"/></text:span><text:span text:style-name="T24">System</text:span><text:span text:style-name="T22">.</text:span><text:span text:style-name="T26">out</text:span><text:span text:style-name="T22">.</text:span><text:span text:style-name="T32">println</text:span><text:span text:style-name="T25">(</text:span><text:span text:style-name="T28">"No se recibió un nombre válido."</text:span><text:span text:style-name="T25">)</text:span><text:span text:style-name="T22">;</text:span></text:p>
      <text:p text:style-name="P13" loext:marker-style-name="T19"><text:span text:style-name="T21"><text:s text:c="24"/></text:span><text:span text:style-name="T33">salida</text:span><text:span text:style-name="T22">.</text:span><text:span text:style-name="T32">println</text:span><text:span text:style-name="T25">(</text:span><text:span text:style-name="T28">"Error: No se recibió un nombre válido."</text:span><text:span text:style-name="T25">)</text:span><text:span text:style-name="T22">;</text:span></text:p>
      <text:p text:style-name="P13" loext:marker-style-name="T19"><text:span text:style-name="T21"><text:s text:c="24"/></text:span><text:span text:style-name="T23">continue</text:span><text:span text:style-name="T22">;</text:span></text:p>
      <text:p text:style-name="P13" loext:marker-style-name="T19"><text:span text:style-name="T21"><text:s text:c="20"/></text:span><text:span text:style-name="T25">}</text:span></text:p>
      <text:p text:style-name="P13" loext:marker-style-name="T19"/>
      <text:p text:style-name="P13" loext:marker-style-name="T19"><text:span text:style-name="T21"><text:s text:c="20"/></text:span><text:span text:style-name="T34">// </text:span><text:span text:style-name="T35">Generar</text:span><text:span text:style-name="T34"> </text:span><text:span text:style-name="T35">un</text:span><text:span text:style-name="T34"> </text:span><text:span text:style-name="T35">saludo</text:span><text:span text:style-name="T34"> </text:span><text:span text:style-name="T35">aleatorio</text:span></text:p>
      <text:p text:style-name="P13" loext:marker-style-name="T19"><text:span text:style-name="T21"><text:s text:c="20"/></text:span><text:span text:style-name="T24">String</text:span><text:span text:style-name="T21"> </text:span><text:span text:style-name="T31">saludo</text:span><text:span text:style-name="T21"> </text:span><text:span text:style-name="T22">=</text:span><text:span text:style-name="T21"> </text:span><text:span text:style-name="T26">SALUDOS</text:span><text:span text:style-name="T25">[</text:span><text:span text:style-name="T23">new</text:span><text:span text:style-name="T21"> </text:span><text:span text:style-name="T32">Random</text:span><text:span text:style-name="T25">()</text:span><text:span text:style-name="T22">.</text:span><text:span text:style-name="T32">nextInt</text:span><text:span text:style-name="T25">(</text:span><text:span text:style-name="T26">SALUDOS</text:span><text:span text:style-name="T22">.</text:span><text:span text:style-name="T36">length</text:span><text:span text:style-name="T25">)]</text:span><text:span text:style-name="T22">;</text:span></text:p>
      <text:p text:style-name="P13" loext:marker-style-name="T19"><text:span text:style-name="T21"><text:s text:c="20"/></text:span><text:span text:style-name="T33">salida</text:span><text:span text:style-name="T22">.</text:span><text:span text:style-name="T32">println</text:span><text:span text:style-name="T25">(</text:span><text:span text:style-name="T24">String</text:span><text:span text:style-name="T22">.</text:span><text:span text:style-name="T37">format</text:span><text:span text:style-name="T25">(</text:span><text:span text:style-name="T33">saludo</text:span><text:span text:style-name="T22">,</text:span><text:span text:style-name="T21"> </text:span><text:span text:style-name="T33">nombre</text:span><text:span text:style-name="T25">))</text:span><text:span text:style-name="T22">;</text:span></text:p>
      <text:p text:style-name="P13" loext:marker-style-name="T19"/>
      <text:p text:style-name="P13" loext:marker-style-name="T19"><text:span text:style-name="T21"><text:s text:c="20"/></text:span><text:span text:style-name="T24">System</text:span><text:span text:style-name="T22">.</text:span><text:span text:style-name="T26">out</text:span><text:span text:style-name="T22">.</text:span><text:span text:style-name="T32">println</text:span><text:span text:style-name="T25">(</text:span><text:span text:style-name="T28">"Saludo enviado a "</text:span><text:span text:style-name="T21"> </text:span><text:span text:style-name="T22">+</text:span><text:span text:style-name="T21"> </text:span><text:span text:style-name="T33">cliente</text:span><text:span text:style-name="T22">.</text:span><text:span text:style-name="T32">getInetAddress</text:span><text:span text:style-name="T25">()</text:span><text:span text:style-name="T21"> </text:span><text:span text:style-name="T22">+</text:span><text:span text:style-name="T21"> </text:span><text:span text:style-name="T28">": "</text:span><text:span text:style-name="T21"> </text:span><text:span text:style-name="T22">+</text:span><text:span text:style-name="T21"> </text:span><text:span text:style-name="T33">nombre</text:span><text:span text:style-name="T25">)</text:span><text:span text:style-name="T22">;</text:span></text:p>
      <text:p text:style-name="P13" loext:marker-style-name="T19"><text:span text:style-name="T21"><text:s text:c="16"/></text:span><text:span text:style-name="T25">}</text:span><text:span text:style-name="T21"> </text:span><text:span text:style-name="T23">catch</text:span><text:span text:style-name="T21"> </text:span><text:span text:style-name="T25">(</text:span><text:span text:style-name="T24">IOException</text:span><text:span text:style-name="T21"> </text:span><text:span text:style-name="T31">e</text:span><text:span text:style-name="T25">)</text:span><text:span text:style-name="T21"> </text:span><text:span text:style-name="T25">{</text:span></text:p>
      <text:p text:style-name="P13" loext:marker-style-name="T19"><text:span text:style-name="T21"><text:s text:c="20"/></text:span><text:span text:style-name="T24">System</text:span><text:span text:style-name="T22">.</text:span><text:span text:style-name="T38">err</text:span><text:span text:style-name="T22">.</text:span><text:span text:style-name="T32">println</text:span><text:span text:style-name="T25">(</text:span><text:span text:style-name="T28">"Error en la comunicación con el cliente: "</text:span><text:span text:style-name="T21"> </text:span><text:span text:style-name="T22">+</text:span><text:span text:style-name="T21"> </text:span><text:span text:style-name="T33">e</text:span><text:span text:style-name="T22">.</text:span><text:span text:style-name="T32">getMessage</text:span><text:span text:style-name="T25">())</text:span><text:span text:style-name="T22">;</text:span></text:p>
      <text:p text:style-name="P13" loext:marker-style-name="T19"><text:span text:style-name="T21"><text:s text:c="16"/></text:span><text:span text:style-name="T25">}</text:span></text:p>
      <text:p text:style-name="P13" loext:marker-style-name="T19"><text:span text:style-name="T21"><text:s text:c="12"/></text:span><text:span text:style-name="T25">}</text:span></text:p>
      <text:p text:style-name="P13" loext:marker-style-name="T19"><text:span text:style-name="T21"><text:s text:c="8"/></text:span><text:span text:style-name="T25">}</text:span><text:span text:style-name="T21"> </text:span><text:span text:style-name="T23">catch</text:span><text:span text:style-name="T21"> </text:span><text:span text:style-name="T25">(</text:span><text:span text:style-name="T24">IOException</text:span><text:span text:style-name="T21"> </text:span><text:span text:style-name="T31">e</text:span><text:span text:style-name="T25">)</text:span><text:span text:style-name="T21"> </text:span><text:span text:style-name="T25">{</text:span></text:p>
      <text:p text:style-name="P13" loext:marker-style-name="T19"><text:span text:style-name="T21"><text:s text:c="12"/></text:span><text:span text:style-name="T24">System</text:span><text:span text:style-name="T22">.</text:span><text:span text:style-name="T38">err</text:span><text:span text:style-name="T22">.</text:span><text:span text:style-name="T32">println</text:span><text:span text:style-name="T25">(</text:span><text:span text:style-name="T28">"Error al iniciar el servidor: "</text:span><text:span text:style-name="T21"> </text:span><text:span text:style-name="T22">+</text:span><text:span text:style-name="T21"> </text:span><text:span text:style-name="T33">e</text:span><text:span text:style-name="T22">.</text:span><text:span text:style-name="T32">getMessage</text:span><text:span text:style-name="T25">())</text:span><text:span text:style-name="T22">;</text:span></text:p>
      <text:p text:style-name="P13" loext:marker-style-name="T19"><text:span text:style-name="T21"><text:s text:c="8"/></text:span><text:span text:style-name="T25">}</text:span></text:p>
      <text:p text:style-name="P13" loext:marker-style-name="T19"><text:span text:style-name="T21"><text:s text:c="4"/></text:span><text:span text:style-name="T25">}</text:span></text:p>
      <text:p text:style-name="P14" loext:marker-style-name="T19"><text:span text:style-name="T25">}</text:span><text:span text:style-name="T39"/></text:p>
      <text:p text:style-name="P15" loext:marker-style-name="T19"><text:span text:style-name="T1"/></text:p>
      <text:p text:style-name="P15" loext:marker-style-name="T19"><text:span text:style-name="T1"/></text:p>
      <text:p text:style-name="P15" loext:marker-style-name="T19"><text:span text:style-name="T1"/></text:p>
      <text:p text:style-name="P3"><text:soft-page-break/>Funcionamiento en Oracle</text:p>
      <text:p text:style-name="P16"/>
      <text:p text:style-name="P17"><text:span text:style-name="T1">cliente.py</text:span></text:p>
      <text:p text:style-name="P15" loext:marker-style-name="T19"><text:span text:style-name="T1"/></text:p>
      <text:p text:style-name="P15" loext:marker-style-name="T19"><text:span text:style-name="T1"/></text:p>
      <text:p text:style-name="P15" loext:marker-style-name="T19"><text:span text:style-name="T1"/></text:p>
      <text:p text:style-name="P15" loext:marker-style-name="T19"><text:span text:style-name="T1"/></text:p>
      <text:p text:style-name="P15" loext:marker-style-name="T19"><text:span text:style-name="T1"/></text:p>
      <text:p text:style-name="P15" loext:marker-style-name="T19"><text:span text:style-name="T1"/></text:p>
      <text:p text:style-name="P15" loext:marker-style-name="T19"><text:span text:style-name="T1"/></text:p>
      <text:p text:style-name="P15" loext:marker-style-name="T19"><text:span text:style-name="T1"/></text:p>
      <text:p text:style-name="P15" loext:marker-style-name="T19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fixed"/>
    <style:font-face style:name="Consolas1" svg:font-family="Consolas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f17d1" officeooo:paragraph-rsid="003f17d1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1-21T16:54:00.092000272">21/01/25</text:date></text:p>
      </style:header>
      <style:footer>
        <text:p text:style-name="MP2">Oscar Montero Hinojosa</text:p>
        <text:p text:style-name="MP3">Programación de Servicios y Proceso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21T16:54:00.047000000</dc:date>
    <meta:editing-duration>PT4H12M15S</meta:editing-duration>
    <meta:editing-cycles>38</meta:editing-cycles>
    <meta:generator>LibreOffice/24.8.4.2$Windows_X86_64 LibreOffice_project/bb3cfa12c7b1bf994ecc5649a80400d06cd71002</meta:generator>
    <meta:document-statistic meta:table-count="0" meta:image-count="0" meta:object-count="0" meta:page-count="3" meta:paragraph-count="73" meta:word-count="288" meta:character-count="3001" meta:non-whitespace-character-count="2092"/>
  </office:meta>
</office:document-meta>
</file>